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252in"/>
    </style:style>
    <style:style style:name="co5" style:family="table-column">
      <style:table-column-properties fo:break-before="auto" style:column-width="2.039in"/>
    </style:style>
    <style:style style:name="co6" style:family="table-column">
      <style:table-column-properties fo:break-before="auto" style:column-width="1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Формула</text:p>
          </table:table-cell>
          <table:table-cell table:style-name="ce1" office:value-type="string" calcext:value-type="string">
            <text:p>Номер</text:p>
          </table:table-cell>
          <table:table-cell office:value-type="string" calcext:value-type="string">
            <text:p>Источник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Основанные только на количестве $n$</text:p>
          </table:table-cell>
          <table:covered-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Основанные на~критерии согласия $\chi^2$</text:p>
          </table:table-cell>
          <table:covered-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Основанные на~энтропийном коэффициенте</text:p>
          </table:table-cell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Основанные на~центральном моменте 4-го порядка</text:p>
          </table:table-cell>
          <table:covered-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17:48.436897446</meta:creation-date>
    <dc:date>2021-10-19T21:38:27.797084944</dc:date>
    <meta:editing-duration>PT27M35S</meta:editing-duration>
    <meta:editing-cycles>4</meta:editing-cycles>
    <meta:generator>LibreOffice/6.4.7.2$Linux_X86_64 LibreOffice_project/40$Build-2</meta:generator>
    <meta:document-statistic meta:table-count="1" meta:cell-count="26" meta:object-count="0"/>
  </office:meta>
</office:document-meta>
</file>